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6.07mm"/>
    </style:style>
    <style:style style:name="co8" style:family="table-column">
      <style:table-column-properties fo:break-before="auto" style:column-width="30.97mm"/>
    </style:style>
    <style:style style:name="co9" style:family="table-column">
      <style:table-column-properties fo:break-before="auto" style:column-width="28.5mm"/>
    </style:style>
    <style:style style:name="co10" style:family="table-column">
      <style:table-column-properties fo:break-before="auto" style:column-width="70.91mm"/>
    </style:style>
    <style:style style:name="co11" style:family="table-column">
      <style:table-column-properties fo:break-before="auto" style:column-width="12.15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5.56mm"/>
    </style:style>
    <style:style style:name="co14" style:family="table-column">
      <style:table-column-properties fo:break-before="auto" style:column-width="31.59mm"/>
    </style:style>
    <style:style style:name="co15" style:family="table-column">
      <style:table-column-properties fo:break-before="auto" style:column-width="18.63mm"/>
    </style:style>
    <style:style style:name="co16" style:family="table-column">
      <style:table-column-properties fo:break-before="auto" style:column-width="20.48mm"/>
    </style:style>
    <style:style style:name="co17" style:family="table-column">
      <style:table-column-properties fo:break-before="auto" style:column-width="14.01mm"/>
    </style:style>
    <style:style style:name="co18" style:family="table-column">
      <style:table-column-properties fo:break-before="auto" style:column-width="19.86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38.22mm"/>
    </style:style>
    <style:style style:name="co21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B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18"/>
    </style:style>
    <style:style style:name="ce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Cellule_20_grisée">
      <style:table-cell-properties fo:border-bottom="none" fo:background-color="transparent" fo:border-left="none" fo:border-right="0.06pt solid #000000" fo:border-top="none"/>
      <style:map style:condition="is-true-formula(#REF!=0)" style:apply-style-name="Cellule_20_grisée" style:base-cell-address="Feuille1.G2"/>
      <style:map style:condition="is-true-formula(AND(#REF!&lt;&gt;0;#REF!=&quot;&quot;))" style:apply-style-name="Cellule_20_invalide" style:base-cell-address="Feuille1.G2"/>
    </style:style>
    <style:style style:name="ce44" style:family="table-cell" style:parent-style-name="Cellule_20_grisée">
      <style:table-cell-properties fo:border-bottom="none" fo:background-color="transparent" fo:border-left="none" fo:border-right="0.06pt solid #000000" fo:border-top="none"/>
      <style:map style:condition="is-true-formula(#REF!=0)" style:apply-style-name="Cellule_20_grisée" style:base-cell-address="Feuille1.G18"/>
      <style:map style:condition="is-true-formula(AND(#REF!&lt;&gt;0;#REF!=&quot;&quot;))" style:apply-style-name="Cellule_20_invalide" style:base-cell-address="Feuille1.G18"/>
    </style:style>
    <style:style style:name="ce34" style:family="table-cell" style:parent-style-name="Cellule_20_grisée">
      <style:table-cell-properties fo:border-bottom="none" fo:background-color="transparent" fo:border-left="none" fo:border-right="0.06pt solid #000000" fo:border-top="none"/>
      <style:map style:condition="is-true-formula(#REF!=0)" style:apply-style-name="Cellule_20_grisée" style:base-cell-address="Feuille1.G22"/>
      <style:map style:condition="is-true-formula(AND(#REF!&lt;&gt;0;#REF!=&quot;&quot;))" style:apply-style-name="Cellule_20_invalide" style:base-cell-address="Feuille1.G22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L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L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L4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6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29" style:family="table-cell" style:parent-style-name="Default">
      <style:map style:condition="is-true-formula(#REF!=0)" style:apply-style-name="Cellule_20_grisée" style:base-cell-address="Feuille1.T2"/>
      <style:map style:condition="is-true-formula(AND(#REF!&lt;&gt;0;#REF!=&quot;&quot;))" style:apply-style-name="Cellule_20_invalide" style:base-cell-address="Feuille1.T2"/>
    </style:style>
    <style:style style:name="ce65" style:family="table-cell" style:parent-style-name="Default">
      <style:map style:condition="is-true-formula(#REF!=0)" style:apply-style-name="Cellule_20_grisée" style:base-cell-address="Feuille1.T18"/>
      <style:map style:condition="is-true-formula(AND(#REF!&lt;&gt;0;#REF!=&quot;&quot;))" style:apply-style-name="Cellule_20_invalide" style:base-cell-address="Feuille1.T18"/>
    </style:style>
    <style:style style:name="ce50" style:family="table-cell" style:parent-style-name="Default">
      <style:map style:condition="is-true-formula(#REF!=0)" style:apply-style-name="Cellule_20_grisée" style:base-cell-address="Feuille1.T22"/>
      <style:map style:condition="is-true-formula(AND(#REF!&lt;&gt;0;#REF!=&quot;&quot;))" style:apply-style-name="Cellule_20_invalide" style:base-cell-address="Feuille1.T22"/>
    </style:style>
    <style:style style:name="ce30" style:family="table-cell" style:parent-style-name="Default">
      <style:map style:condition="is-true-formula(#REF!=0)" style:apply-style-name="Cellule_20_grisée" style:base-cell-address="Feuille1.U2"/>
      <style:map style:condition="is-true-formula(AND(#REF!&lt;&gt;0;#REF!=&quot;&quot;))" style:apply-style-name="Cellule_20_invalide" style:base-cell-address="Feuille1.U2"/>
    </style:style>
    <style:style style:name="ce68" style:family="table-cell" style:parent-style-name="Default">
      <style:map style:condition="is-true-formula(#REF!=0)" style:apply-style-name="Cellule_20_grisée" style:base-cell-address="Feuille1.U18"/>
      <style:map style:condition="is-true-formula(AND(#REF!&lt;&gt;0;#REF!=&quot;&quot;))" style:apply-style-name="Cellule_20_invalide" style:base-cell-address="Feuille1.U18"/>
    </style:style>
    <style:style style:name="ce52" style:family="table-cell" style:parent-style-name="Default">
      <style:map style:condition="is-true-formula(#REF!=0)" style:apply-style-name="Cellule_20_grisée" style:base-cell-address="Feuille1.U22"/>
      <style:map style:condition="is-true-formula(AND(#REF!&lt;&gt;0;#REF!=&quot;&quot;))" style:apply-style-name="Cellule_20_invalide" style:base-cell-address="Feuille1.U22"/>
    </style:style>
    <style:style style:name="ce31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V2"/>
      <style:map style:condition="is-true-formula(AND(#REF!&lt;&gt;0;#REF!=&quot;&quot;))" style:apply-style-name="Cellule_20_invalide" style:base-cell-address="Feuille1.V2"/>
    </style:style>
    <style:style style:name="ce71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V18"/>
      <style:map style:condition="is-true-formula(AND(#REF!&lt;&gt;0;#REF!=&quot;&quot;))" style:apply-style-name="Cellule_20_invalide" style:base-cell-address="Feuille1.V18"/>
    </style:style>
    <style:style style:name="ce54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V22"/>
      <style:map style:condition="is-true-formula(AND(#REF!&lt;&gt;0;#REF!=&quot;&quot;))" style:apply-style-name="Cellule_20_invalide" style:base-cell-address="Feuille1.V22"/>
    </style:style>
    <style:style style:name="ce79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9" table:default-cell-style-name="ce12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9" office:value-type="string" calcext:value-type="string">
            <text:p>ammo_name</text:p>
          </table:table-cell>
          <table:table-cell table:style-name="ce3" office:value-type="string" calcext:value-type="string">
            <text:p>weapon2_name</text:p>
          </table:table-cell>
          <table:table-cell table:style-name="ce9" office:value-type="string" calcext:value-type="string">
            <text:p>ammo2_name</text:p>
          </table:table-cell>
          <table:table-cell table:style-name="ce1" office:value-type="string" calcext:value-type="string">
            <text:p>weapon3_name</text:p>
          </table:table-cell>
          <table:table-cell table:style-name="ce1" office:value-type="string" calcext:value-type="string">
            <text:p>ammo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3" office:value-type="string" calcext:value-type="string">
            <text:p>pattern</text:p>
          </table:table-cell>
          <table:table-cell table:style-name="ce7" office:value-type="string" calcext:value-type="string">
            <text:p>angspeed</text:p>
          </table:table-cell>
          <table:table-cell table:style-name="ce7" office:value-type="string" calcext:value-type="string">
            <text:p>radius</text:p>
          </table:table-cell>
          <table:table-cell table:style-name="ce9" office:value-type="string" calcext:value-type="string">
            <text:p>clockwise</text:p>
          </table:table-cell>
          <table:table-cell table:style-name="ce9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 calcext:value-type="string">
            <text:p>Katyusha</text:p>
          </table:table-cell>
          <table:table-cell table:style-name="ce18" office:value-type="float" office:value="5000" calcext:value-type="float">
            <text:p>5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27" office:value-type="string" calcext:value-type="string">
            <text:p>fireball</text:p>
          </table:table-cell>
          <table:table-cell table:style-name="ce18" office:value-type="string" calcext:value-type="string">
            <text:p>laser_arc</text:p>
          </table:table-cell>
          <table:table-cell table:style-name="ce27" office:value-type="string" calcext:value-type="string">
            <text:p>fireball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string" calcext:value-type="string">
            <text:p>fireball</text:p>
          </table:table-cell>
          <table:table-cell table:style-name="ce56" office:value-type="string" calcext:value-type="string">
            <text:p>2D/Vanguard/V_BetaGold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tsukoi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27" office:value-type="string" calcext:value-type="string">
            <text:p>fireball</text:p>
          </table:table-cell>
          <table:table-cell table:style-name="ce18" office:value-type="string" calcext:value-type="string">
            <text:p>laser_arc</text:p>
          </table:table-cell>
          <table:table-cell table:style-name="ce27" office:value-type="string" calcext:value-type="string">
            <text:p>fireball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string" calcext:value-type="string">
            <text:p>fireball</text:p>
          </table:table-cell>
          <table:table-cell table:style-name="ce36" office:value-type="string" calcext:value-type="string">
            <text:p>2D/Vanguard/V_GammaGold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atsuki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27" office:value-type="string" calcext:value-type="string">
            <text:p>fireball</text:p>
          </table:table-cell>
          <table:table-cell table:style-name="ce18" office:value-type="string" calcext:value-type="string">
            <text:p>laser_arc</text:p>
          </table:table-cell>
          <table:table-cell table:style-name="ce27" office:value-type="string" calcext:value-type="string">
            <text:p>fireball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string" calcext:value-type="string">
            <text:p>fireball</text:p>
          </table:table-cell>
          <table:table-cell table:style-name="ce37" office:value-type="string" calcext:value-type="string">
            <text:p>2D/Vanguard/V_GammaGold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 table:number-columns-repeated="2"/>
          <table:table-cell table:style-name="ce2" table:number-columns-repeated="1001"/>
        </table:table-row>
        <table:table-row table:style-name="ro3">
          <table:table-cell office:value-type="string" calcext:value-type="string">
            <text:p>V_Alpha1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1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2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2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3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3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Sigma1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Sigma1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Sigma2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Sigma2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Sigma3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Sigma3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Beta1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300" calcext:value-type="float">
            <text:p>3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Beta1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Beta2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300" calcext:value-type="float">
            <text:p>3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Beta2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Beta3</text:p>
          </table:table-cell>
          <table:table-cell table:style-name="ce18" office:value-type="float" office:value="60" calcext:value-type="float">
            <text:p>6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24" office:value-type="float" office:value="300" calcext:value-type="float">
            <text:p>3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Beta3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Delta1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Delta1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Delta2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Delta2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Delta3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Delta3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DeltaGold</text:p>
          </table:table-cell>
          <table:table-cell table:style-name="ce16" office:value-type="float" office:value="10000" calcext:value-type="float">
            <text:p>100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0" office:value-type="float" office:value="500" calcext:value-type="float">
            <text:p>500</text:p>
          </table:table-cell>
          <table:table-cell table:style-name="ce16" office:value-type="float" office:value="0" calcext:value-type="float">
            <text:p>0</text:p>
          </table:table-cell>
          <table:table-cell table:style-name="ce44" office:value-type="string" calcext:value-type="string">
            <text:p>cf. phase</text:p>
          </table:table-cell>
          <table:table-cell table:style-name="ce16" office:value-type="float" office:value="0" calcext:value-type="float">
            <text:p>0</text:p>
          </table:table-cell>
          <table:table-cell table:style-name="ce44" office:value-type="string" calcext:value-type="string">
            <text:p>cf. phase</text:p>
          </table:table-cell>
          <table:table-cell table:style-name="ce25" office:value-type="float" office:value="0" calcext:value-type="float">
            <text:p>0</text:p>
          </table:table-cell>
          <table:table-cell table:style-name="ce44"/>
          <table:table-cell table:style-name="ce16" office:value-type="string" calcext:value-type="string">
            <text:p>2D/Vanguard/V_DeltaGold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40" office:value-type="float" office:value="50" calcext:value-type="float">
            <text:p>50</text:p>
          </table:table-cell>
          <table:table-cell table:style-name="ce62" table:content-validation-name="val1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71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Gamma1</text:p>
          </table:table-cell>
          <table:table-cell table:style-name="ce18" office:value-type="float" office:value="130" calcext:value-type="float">
            <text:p>1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Gamma1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Gamma2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Gamma2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Gamma3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Gamma3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200" calcext:value-type="float">
            <text:p>200</text:p>
          </table:table-cell>
          <table:table-cell table:style-name="ce15" office:value-type="float" office:value="0" calcext:value-type="float">
            <text:p>0</text:p>
          </table:table-cell>
          <table:table-cell table:style-name="ce34" office:value-type="string" calcext:value-type="string">
            <text:p>cf. phase</text:p>
          </table:table-cell>
          <table:table-cell table:style-name="ce15" office:value-type="float" office:value="0" calcext:value-type="float">
            <text:p>0</text:p>
          </table:table-cell>
          <table:table-cell table:style-name="ce34" office:value-type="string" calcext:value-type="string">
            <text:p>cf. phase</text:p>
          </table:table-cell>
          <table:table-cell table:style-name="ce20" office:value-type="float" office:value="0" calcext:value-type="float">
            <text:p>0</text:p>
          </table:table-cell>
          <table:table-cell table:style-name="ce34"/>
          <table:table-cell table:style-name="ce15" office:value-type="string" calcext:value-type="string">
            <text:p>2D/Vanguard/V_GammaGold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26" office:value-type="float" office:value="50" calcext:value-type="float">
            <text:p>50</text:p>
          </table:table-cell>
          <table:table-cell table:style-name="ce48" table:content-validation-name="val1" office:value-type="float" office:value="0" calcext:value-type="float">
            <text:p>0</text:p>
          </table:table-cell>
          <table:table-cell table:style-name="ce50"/>
          <table:table-cell table:style-name="ce52"/>
          <table:table-cell table:style-name="ce54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BetaGold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BetaGold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Gold_Int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99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euille1.B2:Feuille1.F4 Feuille1.H2:Feuille1.H4 Feuille1.B23:Feuille1.F28 Feuille1.H23:Feuille1.H28 Feuille1.B30:Feuille1.D35 Feuille1.F30:Feuille1.F35 Feuille1.H30:Feuille1.H35 Feuille1.B37:Feuille1.F37 Feuille1.H37:Feuille1.H37 Feuille1.O2:Feuille1.S4 Feuille1.L23:Feuille1.S37 Feuille1.J2:Feuille1.J4 Feuille1.X4:Feuille1.X4 Feuille1.J23:Feuille1.J28 Feuille1.X23:Feuille1.Y37 Feuille1.J30:Feuille1.J35 Feuille1.J37:Feuille1.J37 Feuille1.B19:Feuille1.F21 Feuille1.H19:Feuille1.H21 Feuille1.L19:Feuille1.S21 Feuille1.J19:Feuille1.J21 Feuille1.X19:Feuille1.Y21 Feuille1.B6:Feuille1.F17 Feuille1.H6:Feuille1.H17 Feuille1.L6:Feuille1.S17 Feuille1.J6:Feuille1.J17 Feuille1.X6:Feuille1.Y17 Feuille1.X2:Feuille1.X4">
            <calcext:condition calcext:apply-style-name="Cellule invalide" calcext:value="=&quot;&quot;" calcext:base-cell-address="Feuille1.B2"/>
          </calcext:conditional-format>
          <calcext:conditional-format calcext:target-range-address="Feuille1.G2:Feuille1.G4 Feuille1.I2:Feuille1.I4 Feuille1.K2:Feuille1.K4 Feuille1.G23:Feuille1.G37 Feuille1.I23:Feuille1.I37 Feuille1.K23:Feuille1.K37 Feuille1.G19:Feuille1.G21 Feuille1.I19:Feuille1.I21 Feuille1.K19:Feuille1.K21 Feuille1.G6:Feuille1.G17 Feuille1.I6:Feuille1.I17 Feuille1.K6:Feuille1.K17">
            <calcext:condition calcext:apply-style-name="Cellule grisée" calcext:value="formula-is(#REF!=0)" calcext:base-cell-address="Feuille1.G2"/>
            <calcext:condition calcext:apply-style-name="Cellule invalide" calcext:value="formula-is(AND(#REF!&lt;&gt;0;#REF!=&quot;&quot;))" calcext:base-cell-address="Feuille1.G2"/>
          </calcext:conditional-format>
          <calcext:conditional-format calcext:target-range-address="Feuille1.T2:Feuille1.T4 Feuille1.T23:Feuille1.T37 Feuille1.T19:Feuille1.T21 Feuille1.T6:Feuille1.T17">
            <calcext:condition calcext:apply-style-name="Cellule grisée" calcext:value="formula-is(#REF!=0)" calcext:base-cell-address="Feuille1.T2"/>
            <calcext:condition calcext:apply-style-name="Cellule invalide" calcext:value="formula-is(AND(#REF!&lt;&gt;0;#REF!=&quot;&quot;))" calcext:base-cell-address="Feuille1.T2"/>
          </calcext:conditional-format>
          <calcext:conditional-format calcext:target-range-address="Feuille1.U2:Feuille1.U4 Feuille1.U23:Feuille1.U37 Feuille1.U19:Feuille1.U21 Feuille1.U6:Feuille1.U17">
            <calcext:condition calcext:apply-style-name="Cellule grisée" calcext:value="formula-is(#REF!=0)" calcext:base-cell-address="Feuille1.U2"/>
            <calcext:condition calcext:apply-style-name="Cellule invalide" calcext:value="formula-is(AND(#REF!&lt;&gt;0;#REF!=&quot;&quot;))" calcext:base-cell-address="Feuille1.U2"/>
          </calcext:conditional-format>
          <calcext:conditional-format calcext:target-range-address="Feuille1.V2:Feuille1.W4 Feuille1.V23:Feuille1.W37 Feuille1.V19:Feuille1.W21 Feuille1.V6:Feuille1.W17">
            <calcext:condition calcext:apply-style-name="Cellule grisée" calcext:value="formula-is(#REF!=0)" calcext:base-cell-address="Feuille1.V2"/>
            <calcext:condition calcext:apply-style-name="Cellule invalide" calcext:value="formula-is(AND(#REF!&lt;&gt;0;#REF!=&quot;&quot;))" calcext:base-cell-address="Feuille1.V2"/>
          </calcext:conditional-format>
          <calcext:conditional-format calcext:target-range-address="Feuille1.B22:Feuille1.F22 Feuille1.H22:Feuille1.H22 Feuille1.L22:Feuille1.S22 Feuille1.J22:Feuille1.J22 Feuille1.X22:Feuille1.Y22">
            <calcext:condition calcext:apply-style-name="Cellule invalide" calcext:value="=&quot;&quot;" calcext:base-cell-address="Feuille1.B22"/>
          </calcext:conditional-format>
          <calcext:conditional-format calcext:target-range-address="Feuille1.G22:Feuille1.G22 Feuille1.I22:Feuille1.I22 Feuille1.K22:Feuille1.K22">
            <calcext:condition calcext:apply-style-name="Cellule grisée" calcext:value="formula-is(#REF!=0)" calcext:base-cell-address="Feuille1.G22"/>
            <calcext:condition calcext:apply-style-name="Cellule invalide" calcext:value="formula-is(AND(#REF!&lt;&gt;0;#REF!=&quot;&quot;))" calcext:base-cell-address="Feuille1.G22"/>
          </calcext:conditional-format>
          <calcext:conditional-format calcext:target-range-address="Feuille1.T22:Feuille1.T22">
            <calcext:condition calcext:apply-style-name="Cellule grisée" calcext:value="formula-is(#REF!=0)" calcext:base-cell-address="Feuille1.T22"/>
            <calcext:condition calcext:apply-style-name="Cellule invalide" calcext:value="formula-is(AND(#REF!&lt;&gt;0;#REF!=&quot;&quot;))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#REF!=0)" calcext:base-cell-address="Feuille1.U22"/>
            <calcext:condition calcext:apply-style-name="Cellule invalide" calcext:value="formula-is(AND(#REF!&lt;&gt;0;#REF!=&quot;&quot;))" calcext:base-cell-address="Feuille1.U22"/>
          </calcext:conditional-format>
          <calcext:conditional-format calcext:target-range-address="Feuille1.V22:Feuille1.W22">
            <calcext:condition calcext:apply-style-name="Cellule grisée" calcext:value="formula-is(#REF!=0)" calcext:base-cell-address="Feuille1.V22"/>
            <calcext:condition calcext:apply-style-name="Cellule invalide" calcext:value="formula-is(AND(#REF!&lt;&gt;0;#REF!=&quot;&quot;))" calcext:base-cell-address="Feuille1.V22"/>
          </calcext:conditional-format>
          <calcext:conditional-format calcext:target-range-address="Feuille1.L3:Feuille1.N3">
            <calcext:condition calcext:apply-style-name="Cellule invalide" calcext:value="=&quot;&quot;" calcext:base-cell-address="Feuille1.L3"/>
          </calcext:conditional-format>
          <calcext:conditional-format calcext:target-range-address="Feuille1.L4:Feuille1.N4">
            <calcext:condition calcext:apply-style-name="Cellule invalide" calcext:value="=&quot;&quot;" calcext:base-cell-address="Feuille1.L4"/>
          </calcext:conditional-format>
          <calcext:conditional-format calcext:target-range-address="Feuille1.B18:Feuille1.F18 Feuille1.H18:Feuille1.H18 Feuille1.L18:Feuille1.S18 Feuille1.J18:Feuille1.J18 Feuille1.X18:Feuille1.Y18">
            <calcext:condition calcext:apply-style-name="Cellule invalide" calcext:value="=&quot;&quot;" calcext:base-cell-address="Feuille1.B18"/>
          </calcext:conditional-format>
          <calcext:conditional-format calcext:target-range-address="Feuille1.G18:Feuille1.G18 Feuille1.I18:Feuille1.I18 Feuille1.K18:Feuille1.K18">
            <calcext:condition calcext:apply-style-name="Cellule grisée" calcext:value="formula-is(#REF!=0)" calcext:base-cell-address="Feuille1.G18"/>
            <calcext:condition calcext:apply-style-name="Cellule invalide" calcext:value="formula-is(AND(#REF!&lt;&gt;0;#REF!=&quot;&quot;))" calcext:base-cell-address="Feuille1.G18"/>
          </calcext:conditional-format>
          <calcext:conditional-format calcext:target-range-address="Feuille1.T18:Feuille1.T18">
            <calcext:condition calcext:apply-style-name="Cellule grisée" calcext:value="formula-is(#REF!=0)" calcext:base-cell-address="Feuille1.T18"/>
            <calcext:condition calcext:apply-style-name="Cellule invalide" calcext:value="formula-is(AND(#REF!&lt;&gt;0;#REF!=&quot;&quot;))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#REF!=0)" calcext:base-cell-address="Feuille1.U18"/>
            <calcext:condition calcext:apply-style-name="Cellule invalide" calcext:value="formula-is(AND(#REF!&lt;&gt;0;#REF!=&quot;&quot;))" calcext:base-cell-address="Feuille1.U18"/>
          </calcext:conditional-format>
          <calcext:conditional-format calcext:target-range-address="Feuille1.V18:Feuille1.W18">
            <calcext:condition calcext:apply-style-name="Cellule grisée" calcext:value="formula-is(#REF!=0)" calcext:base-cell-address="Feuille1.V18"/>
            <calcext:condition calcext:apply-style-name="Cellule invalide" calcext:value="formula-is(AND(#REF!&lt;&gt;0;#REF!=&quot;&quot;))" calcext:base-cell-address="Feuille1.V18"/>
          </calcext:conditional-format>
          <calcext:conditional-format calcext:target-range-address="Feuille1.L2:Feuille1.N2">
            <calcext:condition calcext:apply-style-name="Cellule invalide" calcext:value="=&quot;&quot;" calcext:base-cell-address="Feuille1.L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01:02:24.3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6T01:03:08.887000000</dc:date>
    <meta:editing-duration>PT2H29M56S</meta:editing-duration>
    <meta:editing-cycles>97</meta:editing-cycles>
    <meta:document-statistic meta:table-count="1" meta:cell-count="741" meta:object-count="0"/>
  </office:meta>
</office:document-meta>
</file>